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8932d" officeooo:paragraph-rsid="0008932d"/>
    </style:style>
    <style:style style:name="P2" style:family="paragraph" style:parent-style-name="Preformatted_20_Text">
      <style:text-properties officeooo:rsid="0008d480" officeooo:paragraph-rsid="0008932d"/>
    </style:style>
    <style:style style:name="P3" style:family="paragraph" style:parent-style-name="Preformatted_20_Text">
      <style:text-properties officeooo:rsid="0009a390" officeooo:paragraph-rsid="0009a390"/>
    </style:style>
    <style:style style:name="P4" style:family="paragraph" style:parent-style-name="Preformatted_20_Text">
      <style:text-properties officeooo:rsid="000a4dfe" officeooo:paragraph-rsid="000a4dfe"/>
    </style:style>
    <style:style style:name="P5" style:family="paragraph" style:parent-style-name="Preformatted_20_Text">
      <style:text-properties officeooo:rsid="000c7301" officeooo:paragraph-rsid="000c73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4dfe"/>
    </style:style>
    <style:style style:name="T3" style:family="text">
      <style:text-properties officeooo:rsid="000c7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penMP</text:span> <text:span text:style-name="T1">Definition</text:span>: It is an <text:span text:style-name="T1">API</text:span> which is used in the <text:span text:style-name="T1">shared memory </text:span>environment which defines various <text:span text:style-name="T1">preprocessor directives and library routines</text:span> to make a program parallel.</text:p>
      <text:p text:style-name="P1">Here , the program is divided into a no of threads which execute in parallel in multiple cores using <text:span text:style-name="T1">fork and join</text:span>.</text:p>
      <text:p text:style-name="P1"/>
      <text:p text:style-name="P2"><text:span text:style-name="T1">OS Scheduler</text:span> decides <text:span text:style-name="T1">when to run which</text:span> threads.</text:p>
      <text:p text:style-name="P2"/>
      <text:p text:style-name="P3"><text:span text:style-name="T2">1.</text:span>#pragma omp parallel – start of parallel block</text:p>
      <text:p text:style-name="P1">Critical</text:p>
      <text:p text:style-name="P1">Barrier</text:p>
      <text:p text:style-name="P5">Atomic </text:p>
      <text:p text:style-name="P5"/>
      <text:p text:style-name="P5"/>
      <text:p text:style-name="P5">Private</text:p>
      <text:p text:style-name="P5">FirstPrivate</text:p>
      <text:p text:style-name="P1"/>
      <text:p text:style-name="P1"/>
      <text:p text:style-name="P1"/>
      <text:p text:style-name="P1"/>
      <text:p text:style-name="P4">Limitations/Problems:</text:p>
      <text:p text:style-name="P4"/>
      <text:p text:style-name="P4">1.<text:span text:style-name="T1">Race conditions </text:span>: different threads have a race to use the shared resources and also to show output.</text:p>
      <text:p text:style-name="P4">This can lead to wrong output which needs synchronization.</text:p>
      <text:p text:style-name="P4">But <text:span text:style-name="T3">synchronization</text:span> is expensive.</text:p>
      <text:p text:style-name="P1"/>
      <text:p text:style-name="P1"/>
      <text:p text:style-name="P1"><text:span text:style-name="T1">MPI</text:span> : It is an extension of programming languages like c,c++,FORTRAN etc. which is used in case of distributed environment where there is multiple copies of the same program in various process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7T09:56:32.268903161</dc:date>
    <meta:editing-duration>PT45M43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1" meta:paragraph-count="14" meta:word-count="133" meta:character-count="834" meta:non-whitespace-character-count="713"/>
  </office:meta>
</office:document-meta>
</file>